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style:text-properties fo:background-color="#d0d0d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4"/>12.49 <text:s text:c="6"/>8.9 <text:s text:c="5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4" draw:text-style-name="P12" draw:layer="layout" svg:width="0cm" svg:height="0.069cm" svg:x="3.774cm" svg:y="7.369cm" svg:viewBox="0 0 0 70" draw:points="0,0 0,70">
          <text:p/>
        </draw:polygon>
        <draw:line draw:style-name="gr15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4" draw:text-style-name="P12" draw:layer="layout" svg:width="0cm" svg:height="0.069cm" svg:x="5.012cm" svg:y="7.369cm" svg:viewBox="0 0 0 70" draw:points="0,0 0,70">
          <text:p/>
        </draw:polygon>
        <draw:line draw:style-name="gr15" draw:text-style-name="P11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4" draw:text-style-name="P12" draw:layer="layout" svg:width="0cm" svg:height="0.069cm" svg:x="6.249cm" svg:y="7.369cm" svg:viewBox="0 0 0 70" draw:points="0,0 0,70">
          <text:p/>
        </draw:polygon>
        <draw:line draw:style-name="gr15" draw:text-style-name="P11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4" draw:text-style-name="P12" draw:layer="layout" svg:width="0cm" svg:height="0.069cm" svg:x="7.487cm" svg:y="7.369cm" svg:viewBox="0 0 0 70" draw:points="0,0 0,70">
          <text:p/>
        </draw:polygon>
        <draw:line draw:style-name="gr15" draw:text-style-name="P11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4" draw:text-style-name="P12" draw:layer="layout" svg:width="0cm" svg:height="0.069cm" svg:x="8.725cm" svg:y="7.369cm" svg:viewBox="0 0 0 70" draw:points="0,0 0,70">
          <text:p/>
        </draw:polygon>
        <draw:line draw:style-name="gr15" draw:text-style-name="P11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4" draw:text-style-name="P12" draw:layer="layout" svg:width="0cm" svg:height="0.069cm" svg:x="9.963cm" svg:y="7.369cm" svg:viewBox="0 0 0 70" draw:points="0,0 0,70">
          <text:p/>
        </draw:polygon>
        <draw:line draw:style-name="gr15" draw:text-style-name="P11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4" draw:text-style-name="P12" draw:layer="layout" svg:width="0.023cm" svg:height="0cm" svg:x="3.75cm" svg:y="7.102cm" svg:viewBox="0 0 24 0" draw:points="24,0 0,0">
          <text:p/>
        </draw:polygon>
        <draw:line draw:style-name="gr15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4" draw:text-style-name="P12" draw:layer="layout" svg:width="0.023cm" svg:height="0cm" svg:x="3.75cm" svg:y="6.934cm" svg:viewBox="0 0 24 0" draw:points="24,0 0,0">
          <text:p/>
        </draw:polygon>
        <draw:line draw:style-name="gr15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4" draw:text-style-name="P12" draw:layer="layout" svg:width="0.023cm" svg:height="0cm" svg:x="3.75cm" svg:y="6.766cm" svg:viewBox="0 0 24 0" draw:points="24,0 0,0">
          <text:p/>
        </draw:polygon>
        <draw:line draw:style-name="gr15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4" draw:text-style-name="P12" draw:layer="layout" svg:width="0.023cm" svg:height="0cm" svg:x="3.75cm" svg:y="6.599cm" svg:viewBox="0 0 24 0" draw:points="24,0 0,0">
          <text:p/>
        </draw:polygon>
        <draw:line draw:style-name="gr15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4" draw:text-style-name="P12" draw:layer="layout" svg:width="0.023cm" svg:height="0cm" svg:x="3.75cm" svg:y="6.431cm" svg:viewBox="0 0 24 0" draw:points="24,0 0,0">
          <text:p/>
        </draw:polygon>
        <draw:line draw:style-name="gr15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4" draw:text-style-name="P12" draw:layer="layout" svg:width="0.023cm" svg:height="0cm" svg:x="3.75cm" svg:y="6.264cm" svg:viewBox="0 0 24 0" draw:points="24,0 0,0">
          <text:p/>
        </draw:polygon>
        <draw:line draw:style-name="gr15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4" draw:text-style-name="P12" draw:layer="layout" svg:width="0.023cm" svg:height="0cm" svg:x="3.75cm" svg:y="6.096cm" svg:viewBox="0 0 24 0" draw:points="24,0 0,0">
          <text:p/>
        </draw:polygon>
        <draw:line draw:style-name="gr15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4" draw:text-style-name="P12" draw:layer="layout" svg:width="0.023cm" svg:height="0cm" svg:x="3.75cm" svg:y="5.928cm" svg:viewBox="0 0 24 0" draw:points="24,0 0,0">
          <text:p/>
        </draw:polygon>
        <draw:line draw:style-name="gr15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4" draw:text-style-name="P12" draw:layer="layout" svg:width="0.023cm" svg:height="0cm" svg:x="3.75cm" svg:y="5.76cm" svg:viewBox="0 0 24 0" draw:points="24,0 0,0">
          <text:p/>
        </draw:polygon>
        <draw:line draw:style-name="gr15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4" draw:text-style-name="P12" draw:layer="layout" svg:width="0.023cm" svg:height="0cm" svg:x="3.75cm" svg:y="5.593cm" svg:viewBox="0 0 24 0" draw:points="24,0 0,0">
          <text:p/>
        </draw:polygon>
        <draw:line draw:style-name="gr15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4" draw:text-style-name="P12" draw:layer="layout" svg:width="0.023cm" svg:height="0cm" svg:x="3.75cm" svg:y="5.425cm" svg:viewBox="0 0 24 0" draw:points="24,0 0,0">
          <text:p/>
        </draw:polygon>
        <draw:line draw:style-name="gr15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4" draw:text-style-name="P12" draw:layer="layout" svg:width="0.023cm" svg:height="0cm" svg:x="3.75cm" svg:y="5.258cm" svg:viewBox="0 0 24 0" draw:points="24,0 0,0">
          <text:p/>
        </draw:polygon>
        <draw:line draw:style-name="gr15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4" draw:text-style-name="P12" draw:layer="layout" svg:width="0.023cm" svg:height="0cm" svg:x="3.75cm" svg:y="5.089cm" svg:viewBox="0 0 24 0" draw:points="24,0 0,0">
          <text:p/>
        </draw:polygon>
        <draw:line draw:style-name="gr15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4" draw:text-style-name="P12" draw:layer="layout" svg:width="0.023cm" svg:height="0cm" svg:x="3.75cm" svg:y="4.922cm" svg:viewBox="0 0 24 0" draw:points="24,0 0,0">
          <text:p/>
        </draw:polygon>
        <draw:line draw:style-name="gr15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4" draw:text-style-name="P12" draw:layer="layout" svg:width="0.023cm" svg:height="0cm" svg:x="3.75cm" svg:y="4.754cm" svg:viewBox="0 0 24 0" draw:points="24,0 0,0">
          <text:p/>
        </draw:polygon>
        <draw:line draw:style-name="gr15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4" draw:text-style-name="P12" draw:layer="layout" svg:width="0.023cm" svg:height="0cm" svg:x="3.75cm" svg:y="4.587cm" svg:viewBox="0 0 24 0" draw:points="24,0 0,0">
          <text:p/>
        </draw:polygon>
        <draw:line draw:style-name="gr15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4" draw:text-style-name="P12" draw:layer="layout" svg:width="0.023cm" svg:height="0cm" svg:x="3.75cm" svg:y="4.419cm" svg:viewBox="0 0 24 0" draw:points="24,0 0,0">
          <text:p/>
        </draw:polygon>
        <draw:line draw:style-name="gr15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4" draw:text-style-name="P12" draw:layer="layout" svg:width="0.023cm" svg:height="0cm" svg:x="3.75cm" svg:y="4.252cm" svg:viewBox="0 0 24 0" draw:points="24,0 0,0">
          <text:p/>
        </draw:polygon>
        <draw:line draw:style-name="gr15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4" draw:text-style-name="P12" draw:layer="layout" svg:width="0.023cm" svg:height="0cm" svg:x="3.75cm" svg:y="4.083cm" svg:viewBox="0 0 24 0" draw:points="24,0 0,0">
          <text:p/>
        </draw:polygon>
        <draw:line draw:style-name="gr15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4" draw:text-style-name="P12" draw:layer="layout" svg:width="0.023cm" svg:height="0cm" svg:x="3.75cm" svg:y="3.916cm" svg:viewBox="0 0 24 0" draw:points="24,0 0,0">
          <text:p/>
        </draw:polygon>
        <draw:line draw:style-name="gr15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4" draw:text-style-name="P12" draw:layer="layout" svg:width="0.023cm" svg:height="0cm" svg:x="3.75cm" svg:y="3.748cm" svg:viewBox="0 0 24 0" draw:points="24,0 0,0">
          <text:p/>
        </draw:polygon>
        <draw:line draw:style-name="gr15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4" draw:text-style-name="P12" draw:layer="layout" svg:width="0.023cm" svg:height="0cm" svg:x="3.75cm" svg:y="3.581cm" svg:viewBox="0 0 24 0" draw:points="24,0 0,0">
          <text:p/>
        </draw:polygon>
        <draw:line draw:style-name="gr15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4" draw:text-style-name="P12" draw:layer="layout" svg:width="0.023cm" svg:height="0cm" svg:x="3.75cm" svg:y="3.413cm" svg:viewBox="0 0 24 0" draw:points="24,0 0,0">
          <text:p/>
        </draw:polygon>
        <draw:line draw:style-name="gr15" draw:text-style-name="P11" draw:layer="layout" svg:x1="3.774cm" svg:y1="3.413cm" svg:x2="3.75cm" svg:y2="3.413cm">
          <text:p/>
        </draw:line>
        <draw:polygon draw:style-name="gr14" draw:text-style-name="P12" draw:layer="layout" svg:width="0.023cm" svg:height="0cm" svg:x="3.75cm" svg:y="3.246cm" svg:viewBox="0 0 24 0" draw:points="24,0 0,0">
          <text:p/>
        </draw:polygon>
        <draw:line draw:style-name="gr19" draw:text-style-name="P11" draw:layer="layout" svg:x1="3.774cm" svg:y1="7.369cm" svg:x2="3.774cm" svg:y2="2.979cm">
          <text:p/>
        </draw:line>
        <draw:line draw:style-name="gr19" draw:text-style-name="P11" draw:layer="layout" svg:x1="10.272cm" svg:y1="7.369cm" svg:x2="10.272cm" svg:y2="2.979cm">
          <text:p/>
        </draw:line>
        <draw:line draw:style-name="gr19" draw:text-style-name="P11" draw:layer="layout" svg:x1="3.774cm" svg:y1="7.369cm" svg:x2="10.272cm" svg:y2="7.369cm">
          <text:p/>
        </draw:line>
        <draw:line draw:style-name="gr19" draw:text-style-name="P11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1" draw:layer="layout" svg:width="3.252cm" svg:height="0.477cm" svg:x="9.715cm" svg:y="8.143cm">
          <draw:text-box>
            <text:p text:style-name="P20"><text:span text:style-name="T17">Total = 48 ms (20.8 F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8:14.500360106</dc:date>
    <meta:editing-duration>PT6H40M2S</meta:editing-duration>
    <meta:editing-cycles>121</meta:editing-cycles>
    <meta:document-statistic meta:object-count="169"/>
  </office:meta>
</office:document-meta>
</file>